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8.59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49.21mm" svg:y="52.26mm">
            <loext:p draw:notify-on-update-of-ranges="option_roi_result.B1:option_roi_result.B1 option_roi_result.B2:option_roi_result.B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27.87mm" svg:y="54.19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58.9mm" svg:y="180.63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3</text:p>
          </table:table-cell>
          <table:table-cell office:value-type="float" office:value="0.99975" calcext:value-type="float">
            <text:p>0.99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4</text:p>
          </table:table-cell>
          <table:table-cell office:value-type="float" office:value="0.9929" calcext:value-type="float">
            <text:p>0.99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5</text:p>
          </table:table-cell>
          <table:table-cell office:value-type="float" office:value="0.9969" calcext:value-type="float">
            <text:p>0.9969</text:p>
          </table:table-cell>
          <table:table-cell/>
          <table:table-cell office:value-type="string" calcext:value-type="string">
            <text:p>停利</text:p>
          </table:table-cell>
          <table:table-cell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/1/6</text:p>
          </table:table-cell>
          <table:table-cell office:value-type="float" office:value="0.99665" calcext:value-type="float">
            <text:p>0.99665</text:p>
          </table:table-cell>
          <table:table-cell/>
          <table:table-cell office:value-type="string" calcext:value-type="string">
            <text:p>停損</text:p>
          </table:table-cell>
          <table:table-cell office:value-type="float" office:value="0.9" calcext:value-type="float">
            <text:p>0.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017/1/9</text:p>
          </table:table-cell>
          <table:table-cell office:value-type="float" office:value="1.0012" calcext:value-type="float">
            <text:p>1.0012</text:p>
          </table:table-cell>
          <table:table-cell/>
          <table:table-cell office:value-type="string" calcext:value-type="string">
            <text:p>隔日衝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/1/10</text:p>
          </table:table-cell>
          <table:table-cell office:value-type="float" office:value="1.00095" calcext:value-type="float">
            <text:p>1.00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11</text:p>
          </table:table-cell>
          <table:table-cell office:value-type="float" office:value="0.998" calcext:value-type="float">
            <text:p>0.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12</text:p>
          </table:table-cell>
          <table:table-cell office:value-type="float" office:value="1.00515" calcext:value-type="float">
            <text:p>1.005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13</text:p>
          </table:table-cell>
          <table:table-cell office:value-type="float" office:value="1.0014" calcext:value-type="float">
            <text:p>1.0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16</text:p>
          </table:table-cell>
          <table:table-cell office:value-type="float" office:value="0.99815" calcext:value-type="float">
            <text:p>0.99815</text:p>
          </table:table-cell>
          <table:table-cell/>
          <table:table-cell office:value-type="string" calcext:value-type="string">
            <text:p>多空1.05x</text:p>
          </table:table-cell>
          <table:table-cell table:number-columns-repeated="7"/>
          <table:table-cell office:value-type="string" calcext:value-type="string">
            <text:p>多1.018</text:p>
          </table:table-cell>
        </table:table-row>
        <table:table-row table:style-name="ro1">
          <table:table-cell office:value-type="string" calcext:value-type="string">
            <text:p>2017/1/17</text:p>
          </table:table-cell>
          <table:table-cell office:value-type="float" office:value="1.0071" calcext:value-type="float">
            <text:p>1.00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18</text:p>
          </table:table-cell>
          <table:table-cell office:value-type="float" office:value="1.0026" calcext:value-type="float">
            <text:p>1.0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19</text:p>
          </table:table-cell>
          <table:table-cell office:value-type="float" office:value="0.9983" calcext:value-type="float">
            <text:p>0.99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20</text:p>
          </table:table-cell>
          <table:table-cell office:value-type="float" office:value="1.0068" calcext:value-type="float">
            <text:p>1.0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23</text:p>
          </table:table-cell>
          <table:table-cell office:value-type="float" office:value="1.0028" calcext:value-type="float">
            <text:p>1.0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1/24</text:p>
          </table:table-cell>
          <table:table-cell office:value-type="float" office:value="0.99945" calcext:value-type="float">
            <text:p>0.99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2</text:p>
          </table:table-cell>
          <table:table-cell office:value-type="float" office:value="1.0174" calcext:value-type="float">
            <text:p>1.01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3</text:p>
          </table:table-cell>
          <table:table-cell office:value-type="float" office:value="1.01715" calcext:value-type="float">
            <text:p>1.01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6</text:p>
          </table:table-cell>
          <table:table-cell office:value-type="float" office:value="1.0053" calcext:value-type="float">
            <text:p>1.00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7</text:p>
          </table:table-cell>
          <table:table-cell office:value-type="float" office:value="1.00505" calcext:value-type="float">
            <text:p>1.005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8</text:p>
          </table:table-cell>
          <table:table-cell office:value-type="float" office:value="0.9956" calcext:value-type="float">
            <text:p>0.99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9</text:p>
          </table:table-cell>
          <table:table-cell office:value-type="float" office:value="0.99535" calcext:value-type="float">
            <text:p>0.99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0</text:p>
          </table:table-cell>
          <table:table-cell office:value-type="float" office:value="1.01635" calcext:value-type="float">
            <text:p>1.01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3</text:p>
          </table:table-cell>
          <table:table-cell office:value-type="float" office:value="1.0161" calcext:value-type="float">
            <text:p>1.01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4</text:p>
          </table:table-cell>
          <table:table-cell office:value-type="float" office:value="1.0201" calcext:value-type="float">
            <text:p>1.02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5</text:p>
          </table:table-cell>
          <table:table-cell office:value-type="float" office:value="1.031" calcext:value-type="float">
            <text:p>1.0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6</text:p>
          </table:table-cell>
          <table:table-cell office:value-type="float" office:value="1.0265" calcext:value-type="float">
            <text:p>1.0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7</text:p>
          </table:table-cell>
          <table:table-cell office:value-type="float" office:value="1.02625" calcext:value-type="float">
            <text:p>1.02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18</text:p>
          </table:table-cell>
          <table:table-cell office:value-type="float" office:value="1.02725" calcext:value-type="float">
            <text:p>1.02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20</text:p>
          </table:table-cell>
          <table:table-cell office:value-type="float" office:value="1.0203" calcext:value-type="float">
            <text:p>1.02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21</text:p>
          </table:table-cell>
          <table:table-cell office:value-type="float" office:value="1.0172" calcext:value-type="float">
            <text:p>1.01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22</text:p>
          </table:table-cell>
          <table:table-cell office:value-type="float" office:value="1.014" calcext:value-type="float">
            <text:p>1.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23</text:p>
          </table:table-cell>
          <table:table-cell office:value-type="float" office:value="1.01105" calcext:value-type="float">
            <text:p>1.01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2/24</text:p>
          </table:table-cell>
          <table:table-cell office:value-type="float" office:value="1.008475" calcext:value-type="float">
            <text:p>1.008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</text:p>
          </table:table-cell>
          <table:table-cell office:value-type="float" office:value="1.003225" calcext:value-type="float">
            <text:p>1.0032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</text:p>
          </table:table-cell>
          <table:table-cell office:value-type="float" office:value="0.998175" calcext:value-type="float">
            <text:p>0.998175</text:p>
          </table:table-cell>
          <table:table-cell/>
          <table:table-cell office:value-type="string" calcext:value-type="string">
            <text:p>空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/3/3</text:p>
          </table:table-cell>
          <table:table-cell office:value-type="float" office:value="0.997925" calcext:value-type="float">
            <text:p>0.997925</text:p>
          </table:table-cell>
          <table:table-cell/>
          <table:table-cell office:value-type="string" calcext:value-type="string">
            <text:p>1.03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17/3/6</text:p>
          </table:table-cell>
          <table:table-cell office:value-type="float" office:value="0.985325" calcext:value-type="float">
            <text:p>0.985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7</text:p>
          </table:table-cell>
          <table:table-cell office:value-type="float" office:value="0.979075" calcext:value-type="float">
            <text:p>0.979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8</text:p>
          </table:table-cell>
          <table:table-cell office:value-type="float" office:value="0.974125" calcext:value-type="float">
            <text:p>0.974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9</text:p>
          </table:table-cell>
          <table:table-cell office:value-type="float" office:value="0.985775" calcext:value-type="float">
            <text:p>0.985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0</text:p>
          </table:table-cell>
          <table:table-cell office:value-type="float" office:value="0.997875" calcext:value-type="float">
            <text:p>0.997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3</text:p>
          </table:table-cell>
          <table:table-cell office:value-type="float" office:value="0.993375" calcext:value-type="float">
            <text:p>0.993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4</text:p>
          </table:table-cell>
          <table:table-cell office:value-type="float" office:value="0.988775" calcext:value-type="float">
            <text:p>0.988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5</text:p>
          </table:table-cell>
          <table:table-cell office:value-type="float" office:value="0.988525" calcext:value-type="float">
            <text:p>0.988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6</text:p>
          </table:table-cell>
          <table:table-cell office:value-type="float" office:value="0.980425" calcext:value-type="float">
            <text:p>0.980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17</text:p>
          </table:table-cell>
          <table:table-cell office:value-type="float" office:value="0.975425" calcext:value-type="float">
            <text:p>0.9754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0</text:p>
          </table:table-cell>
          <table:table-cell office:value-type="float" office:value="0.970925" calcext:value-type="float">
            <text:p>0.970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1</text:p>
          </table:table-cell>
          <table:table-cell office:value-type="float" office:value="0.981375" calcext:value-type="float">
            <text:p>0.981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2</text:p>
          </table:table-cell>
          <table:table-cell office:value-type="float" office:value="0.977925" calcext:value-type="float">
            <text:p>0.9779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3</text:p>
          </table:table-cell>
          <table:table-cell office:value-type="float" office:value="0.973725" calcext:value-type="float">
            <text:p>0.973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4</text:p>
          </table:table-cell>
          <table:table-cell office:value-type="float" office:value="0.969875" calcext:value-type="float">
            <text:p>0.969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7</text:p>
          </table:table-cell>
          <table:table-cell office:value-type="float" office:value="0.966725" calcext:value-type="float">
            <text:p>0.966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8</text:p>
          </table:table-cell>
          <table:table-cell office:value-type="float" office:value="0.963275" calcext:value-type="float">
            <text:p>0.963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29</text:p>
          </table:table-cell>
          <table:table-cell office:value-type="float" office:value="0.960125" calcext:value-type="float">
            <text:p>0.960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30</text:p>
          </table:table-cell>
          <table:table-cell office:value-type="float" office:value="0.9576" calcext:value-type="float">
            <text:p>0.95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3/31</text:p>
          </table:table-cell>
          <table:table-cell office:value-type="float" office:value="0.95735" calcext:value-type="float">
            <text:p>0.957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5</text:p>
          </table:table-cell>
          <table:table-cell office:value-type="float" office:value="0.94885" calcext:value-type="float">
            <text:p>0.948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6</text:p>
          </table:table-cell>
          <table:table-cell office:value-type="float" office:value="0.9486" calcext:value-type="float">
            <text:p>0.94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7</text:p>
          </table:table-cell>
          <table:table-cell office:value-type="float" office:value="0.9771" calcext:value-type="float">
            <text:p>0.97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0</text:p>
          </table:table-cell>
          <table:table-cell office:value-type="float" office:value="0.97685" calcext:value-type="float">
            <text:p>0.97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1</text:p>
          </table:table-cell>
          <table:table-cell office:value-type="float" office:value="0.99035" calcext:value-type="float">
            <text:p>0.99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2</text:p>
          </table:table-cell>
          <table:table-cell office:value-type="float" office:value="1.0071" calcext:value-type="float">
            <text:p>1.00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3</text:p>
          </table:table-cell>
          <table:table-cell office:value-type="float" office:value="0.99545" calcext:value-type="float">
            <text:p>0.99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4</text:p>
          </table:table-cell>
          <table:table-cell office:value-type="float" office:value="1.01055" calcext:value-type="float">
            <text:p>1.01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7</text:p>
          </table:table-cell>
          <table:table-cell office:value-type="float" office:value="1.0103" calcext:value-type="float">
            <text:p>1.0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8</text:p>
          </table:table-cell>
          <table:table-cell office:value-type="float" office:value="1.0052" calcext:value-type="float">
            <text:p>1.00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19</text:p>
          </table:table-cell>
          <table:table-cell office:value-type="float" office:value="1.0355" calcext:value-type="float">
            <text:p>1.0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0</text:p>
          </table:table-cell>
          <table:table-cell office:value-type="float" office:value="1.0303" calcext:value-type="float">
            <text:p>1.03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1</text:p>
          </table:table-cell>
          <table:table-cell office:value-type="float" office:value="1.0251" calcext:value-type="float">
            <text:p>1.02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4</text:p>
          </table:table-cell>
          <table:table-cell office:value-type="float" office:value="1.02145" calcext:value-type="float">
            <text:p>1.02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5</text:p>
          </table:table-cell>
          <table:table-cell office:value-type="float" office:value="1.01855" calcext:value-type="float">
            <text:p>1.01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6</text:p>
          </table:table-cell>
          <table:table-cell office:value-type="float" office:value="1.0147" calcext:value-type="float">
            <text:p>1.01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7</text:p>
          </table:table-cell>
          <table:table-cell office:value-type="float" office:value="1.01195" calcext:value-type="float">
            <text:p>1.01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4/28</text:p>
          </table:table-cell>
          <table:table-cell office:value-type="float" office:value="1.00955" calcext:value-type="float">
            <text:p>1.00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2</text:p>
          </table:table-cell>
          <table:table-cell office:value-type="float" office:value="1.02165" calcext:value-type="float">
            <text:p>1.021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3</text:p>
          </table:table-cell>
          <table:table-cell office:value-type="float" office:value="1.0214" calcext:value-type="float">
            <text:p>1.02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4</text:p>
          </table:table-cell>
          <table:table-cell office:value-type="float" office:value="1.02465" calcext:value-type="float">
            <text:p>1.024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5</text:p>
          </table:table-cell>
          <table:table-cell office:value-type="float" office:value="1.0189" calcext:value-type="float">
            <text:p>1.01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8</text:p>
          </table:table-cell>
          <table:table-cell office:value-type="float" office:value="1.0138" calcext:value-type="float">
            <text:p>1.01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9</text:p>
          </table:table-cell>
          <table:table-cell office:value-type="float" office:value="1.02635" calcext:value-type="float">
            <text:p>1.02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0</text:p>
          </table:table-cell>
          <table:table-cell office:value-type="float" office:value="1.0261" calcext:value-type="float">
            <text:p>1.02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1</text:p>
          </table:table-cell>
          <table:table-cell office:value-type="float" office:value="1.03685" calcext:value-type="float">
            <text:p>1.03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2</text:p>
          </table:table-cell>
          <table:table-cell office:value-type="float" office:value="1.0366" calcext:value-type="float">
            <text:p>1.03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5</text:p>
          </table:table-cell>
          <table:table-cell office:value-type="float" office:value="1.02595" calcext:value-type="float">
            <text:p>1.025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6</text:p>
          </table:table-cell>
          <table:table-cell office:value-type="float" office:value="1.0257" calcext:value-type="float">
            <text:p>1.0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7</text:p>
          </table:table-cell>
          <table:table-cell office:value-type="float" office:value="1.02745" calcext:value-type="float">
            <text:p>1.027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8</text:p>
          </table:table-cell>
          <table:table-cell office:value-type="float" office:value="1.02265" calcext:value-type="float">
            <text:p>1.02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19</text:p>
          </table:table-cell>
          <table:table-cell office:value-type="float" office:value="1.0224" calcext:value-type="float">
            <text:p>1.02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22</text:p>
          </table:table-cell>
          <table:table-cell office:value-type="float" office:value="1.01295" calcext:value-type="float">
            <text:p>1.01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23</text:p>
          </table:table-cell>
          <table:table-cell office:value-type="float" office:value="1.00905" calcext:value-type="float">
            <text:p>1.00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24</text:p>
          </table:table-cell>
          <table:table-cell office:value-type="float" office:value="0.94525" calcext:value-type="float">
            <text:p>0.94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25</text:p>
          </table:table-cell>
          <table:table-cell office:value-type="float" office:value="0.88575" calcext:value-type="float">
            <text:p>0.88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26</text:p>
          </table:table-cell>
          <table:table-cell office:value-type="float" office:value="0.988175" calcext:value-type="float">
            <text:p>0.98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5/31</text:p>
          </table:table-cell>
          <table:table-cell office:value-type="float" office:value="1.102575" calcext:value-type="float">
            <text:p>1.102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1</text:p>
          </table:table-cell>
          <table:table-cell office:value-type="float" office:value="1.095725" calcext:value-type="float">
            <text:p>1.095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2</text:p>
          </table:table-cell>
          <table:table-cell office:value-type="float" office:value="1.095475" calcext:value-type="float">
            <text:p>1.095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3</text:p>
          </table:table-cell>
          <table:table-cell office:value-type="float" office:value="1.086475" calcext:value-type="float">
            <text:p>1.0864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5</text:p>
          </table:table-cell>
          <table:table-cell office:value-type="float" office:value="1.070875" calcext:value-type="float">
            <text:p>1.070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6</text:p>
          </table:table-cell>
          <table:table-cell office:value-type="float" office:value="1.070625" calcext:value-type="float">
            <text:p>1.070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7</text:p>
          </table:table-cell>
          <table:table-cell office:value-type="float" office:value="1.057575" calcext:value-type="float">
            <text:p>1.0575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8</text:p>
          </table:table-cell>
          <table:table-cell office:value-type="float" office:value="1.057325" calcext:value-type="float">
            <text:p>1.057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9</text:p>
          </table:table-cell>
          <table:table-cell office:value-type="float" office:value="1.051075" calcext:value-type="float">
            <text:p>1.051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12</text:p>
          </table:table-cell>
          <table:table-cell office:value-type="float" office:value="1.064625" calcext:value-type="float">
            <text:p>1.064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17/6/13</text:p>
          </table:table-cell>
          <table:table-cell office:value-type="float" office:value="1.056575" calcext:value-type="float">
            <text:p>1.056575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1T17:06:55.418236613</dc:date>
    <meta:editing-duration>PT5M31S</meta:editing-duration>
    <meta:editing-cycles>2</meta:editing-cycles>
    <meta:generator>LibreOffice/5.1.6.2$Linux_X86_64 LibreOffice_project/10m0$Build-2</meta:generator>
    <meta:document-statistic meta:table-count="1" meta:cell-count="2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86cm" svg:y="4.201cm" style:legend-expansion="high" chart:style-name="ch2"/>
        <chart:plot-area chart:style-name="ch3" table:cell-range-address="option_roi_result.B1:option_roi_result.B106" chart:data-source-has-labels="row" svg:x="0.32cm" svg:y="0.18cm" svg:width="13.646cm" svg:height="8.64cm">
          <chartooo:coordinate-region svg:x="1.047cm" svg:y="0.38cm" svg:width="12.639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tion_roi_result.B2:option_roi_result.B106" chart:label-cell-address="option_roi_result.B1:option_roi_result.B1" chart:class="chart:scatter"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75">
                <text:p>0.99975</text:p>
                <draw:g>
                  <svg:desc>option_roi_result.B2:option_roi_result.B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29">
                <text:p>0.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69">
                <text:p>0.9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665">
                <text:p>0.996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12">
                <text:p>1.0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95">
                <text:p>1.000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515">
                <text:p>1.00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15">
                <text:p>0.99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71">
                <text:p>1.00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26">
                <text:p>1.00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3">
                <text:p>0.99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68">
                <text:p>1.0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8">
                <text:p>1.00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45">
                <text:p>0.999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74">
                <text:p>1.01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715">
                <text:p>1.01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053">
                <text:p>1.0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0505">
                <text:p>1.00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56">
                <text:p>0.99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535">
                <text:p>0.995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1635">
                <text:p>1.016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61">
                <text:p>1.01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201">
                <text:p>1.02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265">
                <text:p>1.02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2625">
                <text:p>1.02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2725">
                <text:p>1.02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03">
                <text:p>1.0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172">
                <text:p>1.0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14">
                <text:p>1.0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1105">
                <text:p>1.01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8475">
                <text:p>1.0084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03225">
                <text:p>1.003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175">
                <text:p>0.998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7925">
                <text:p>0.997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85325">
                <text:p>0.985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9075">
                <text:p>0.9790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4125">
                <text:p>0.974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5775">
                <text:p>0.985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7875">
                <text:p>0.997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3375">
                <text:p>0.993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8775">
                <text:p>0.9887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8525">
                <text:p>0.988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80425">
                <text:p>0.9804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75425">
                <text:p>0.9754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70925">
                <text:p>0.9709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81375">
                <text:p>0.981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77925">
                <text:p>0.977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73725">
                <text:p>0.9737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9875">
                <text:p>0.969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6725">
                <text:p>0.966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3275">
                <text:p>0.963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0125">
                <text:p>0.960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576">
                <text:p>0.95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5735">
                <text:p>0.957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885">
                <text:p>0.948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486">
                <text:p>0.94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71">
                <text:p>0.97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7685">
                <text:p>0.976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035">
                <text:p>0.99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071">
                <text:p>1.00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45">
                <text:p>0.99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055">
                <text:p>1.010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03">
                <text:p>1.0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052">
                <text:p>1.0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355">
                <text:p>1.03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03">
                <text:p>1.0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51">
                <text:p>1.02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145">
                <text:p>1.02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855">
                <text:p>1.01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147">
                <text:p>1.01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195">
                <text:p>1.01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0955">
                <text:p>1.009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2165">
                <text:p>1.02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214">
                <text:p>1.02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2465">
                <text:p>1.024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89">
                <text:p>1.01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38">
                <text:p>1.01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2635">
                <text:p>1.026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261">
                <text:p>1.02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3685">
                <text:p>1.036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366">
                <text:p>1.03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2595">
                <text:p>1.025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257">
                <text:p>1.0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2745">
                <text:p>1.027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2265">
                <text:p>1.02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224">
                <text:p>1.0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295">
                <text:p>1.012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905">
                <text:p>1.00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4525">
                <text:p>0.945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8575">
                <text:p>0.885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88175">
                <text:p>0.988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02575">
                <text:p>1.1025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95725">
                <text:p>1.0957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95475">
                <text:p>1.0954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86475">
                <text:p>1.0864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70875">
                <text:p>1.070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70625">
                <text:p>1.070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57575">
                <text:p>1.0575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57325">
                <text:p>1.0573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51075">
                <text:p>1.0510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64625">
                <text:p>1.064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56575">
                <text:p>1.0565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232cm" svg:y="0.379cm" svg:width="12.454cm" svg:height="7.794cm"/>
          <chart:axis chart:dimension="x" chart:name="primary-x" chart:style-name="ch4" chartooo:axis-type="auto">
            <chart:categories table:cell-range-address="local-table.$A$2:.$A$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6" chart:label-cell-address="local-table.$B$1" chart:class="chart:scatter"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975">
                <text:p>1.00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143">
                <text:p>1.0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405">
                <text:p>1.01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111">
                <text:p>1.0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825">
                <text:p>1.01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145">
                <text:p>1.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1125">
                <text:p>1.01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02">
                <text:p>1.0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57">
                <text:p>1.01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114">
                <text:p>1.01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199">
                <text:p>1.0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1965">
                <text:p>1.019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02">
                <text:p>1.0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995">
                <text:p>1.009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3095">
                <text:p>1.03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307">
                <text:p>1.0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347">
                <text:p>1.0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456">
                <text:p>1.0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411">
                <text:p>1.04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4085">
                <text:p>1.040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4185">
                <text:p>1.041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349">
                <text:p>1.03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318">
                <text:p>1.03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286">
                <text:p>1.02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2565">
                <text:p>1.02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23075">
                <text:p>1.0230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17825">
                <text:p>1.0178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012775">
                <text:p>1.0127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2525">
                <text:p>1.012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005875">
                <text:p>1.005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16325">
                <text:p>1.0163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012875">
                <text:p>1.012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08675">
                <text:p>1.0086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04825">
                <text:p>1.0048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01675">
                <text:p>1.0016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25">
                <text:p>0.9982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075">
                <text:p>0.995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255">
                <text:p>0.99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0465">
                <text:p>1.004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044">
                <text:p>1.00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0765">
                <text:p>1.007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0935">
                <text:p>1.009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091">
                <text:p>1.00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1985">
                <text:p>1.0198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188">
                <text:p>1.01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188">
                <text:p>1.0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4.286cm" svg:y="4.201cm" style:legend-expansion="high" chart:style-name="ch2"/>
        <chart:plot-area chart:style-name="ch3" chart:data-source-has-labels="both" svg:x="0.32cm" svg:y="0.18cm" svg:width="13.646cm" svg:height="8.64cm">
          <chartooo:coordinate-region svg:x="1.047cm" svg:y="0.38cm" svg:width="12.639cm" svg:height="7.793cm"/>
          <chart:axis chart:dimension="x" chart:name="primary-x" chart:style-name="ch4" chartooo:axis-type="auto">
            <chart:categories table:cell-range-address="local-table.$A$2:.$A$10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06" chart:label-cell-address="local-table.$B$1" chart:class="chart:scatter"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75">
                <text:p>0.99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29">
                <text:p>0.99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869">
                <text:p>0.9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829">
                <text:p>0.9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7955">
                <text:p>0.979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725">
                <text:p>0.99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854">
                <text:p>0.98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7945">
                <text:p>0.97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6825">
                <text:p>0.968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799">
                <text:p>0.97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2">
                <text:p>0.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875">
                <text:p>0.9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829">
                <text:p>0.9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265">
                <text:p>0.98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455">
                <text:p>0.97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6955">
                <text:p>0.969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6505">
                <text:p>0.96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563">
                <text:p>0.9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5605">
                <text:p>0.956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8455">
                <text:p>0.98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843">
                <text:p>0.98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78">
                <text:p>0.99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1455">
                <text:p>1.014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29">
                <text:p>1.00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18">
                <text:p>1.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1775">
                <text:p>1.017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1265">
                <text:p>1.01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4295">
                <text:p>1.042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3775">
                <text:p>1.037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255">
                <text:p>1.03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289">
                <text:p>1.02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2215">
                <text:p>1.02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194">
                <text:p>1.0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017">
                <text:p>1.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01675">
                <text:p>1.016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0061">
                <text:p>1.00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0585">
                <text:p>1.005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0076">
                <text:p>1.0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028">
                <text:p>1.00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0255">
                <text:p>1.00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31">
                <text:p>0.99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892">
                <text:p>0.98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76">
                <text:p>0.9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6985">
                <text:p>0.869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625">
                <text:p>0.966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7625">
                <text:p>1.076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4">
                <text:p>1.06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915">
                <text:p>1.06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6015">
                <text:p>1.060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4455">
                <text:p>1.044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443">
                <text:p>1.04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31">
                <text:p>1.0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475">
                <text:p>1.02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935">
                <text:p>1.039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313">
                <text:p>1.03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